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137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ccfb7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fo:background-color="#bee3d3"/>
    </style:style>
    <style:style style:name="ce15" style:family="table-cell" style:parent-style-name="Default">
      <style:table-cell-properties fo:background-color="#c2e0ae"/>
    </style:style>
    <style:style style:name="ce18" style:family="table-cell" style:parent-style-name="Default">
      <style:table-cell-properties fo:background-color="#f9a870"/>
    </style:style>
    <style:style style:name="ce19" style:family="table-cell" style:parent-style-name="Default">
      <style:table-cell-properties fo:background-color="#fedcc6"/>
    </style:style>
    <style:style style:name="ce22" style:family="table-cell" style:parent-style-name="Default">
      <style:table-cell-properties fo:background-color="#1b75bc"/>
    </style:style>
    <style:style style:name="ce6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I tournament statistics</text:p>
          </table:table-cell>
          <table:table-cell table:style-name="ce1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I nam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Count of players</text:p>
          </table:table-cell>
          <table:table-cell table:style-name="ce2" office:value-type="string" calcext:value-type="string">
            <text:p>Count of games</text:p>
          </table:table-cell>
          <table:table-cell table:style-name="ce2" office:value-type="string" calcext:value-type="string">
            <text:p>AI Winrate [%]</text:p>
          </table:table-cell>
          <table:table-cell table:style-name="ce2" office:value-type="string" calcext:value-type="string">
            <text:p>Rating info tournamen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xforto00</text:p>
          </table:table-cell>
          <table:table-cell table:style-name="ce9" office:value-type="string" calcext:value-type="string">
            <text:p>17. 10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5.25" calcext:value-type="float">
            <text:p>45.25</text:p>
          </table:table-cell>
          <table:table-cell table:style-name="ce3" office:value-type="string" calcext:value-type="string">
            <text:p>dt.wpm_c 61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dt.sdc <text:s text:c="2"/>59.3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dt.rand <text:s/>55.6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dt.ste <text:s text:c="2"/>53.1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xforto00 45.2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xlogin00 40.00 % winrate</text:p>
          </table:table-cell>
          <table:table-cell/>
          <table:table-cell table:style-name="ce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0.17" calcext:value-type="float">
            <text:p>30.17</text:p>
          </table:table-cell>
          <table:table-cell office:value-type="string" calcext:value-type="string">
            <text:p>dt.sdc <text:s text:c="2"/>52.71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wpm_c 42.03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41.88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30.17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23.96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12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0.12" calcext:value-type="float">
            <text:p>20.12</text:p>
          </table:table-cell>
          <table:table-cell table:style-name="ce5" office:value-type="string" calcext:value-type="string">
            <text:p>dt.ste <text:s text:c="2"/>46.9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wpm_c 3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dc <text:s text:c="2"/>31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20.1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9.65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7.92 <text:s/>% winr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9. 10.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dt.wpm_c 62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dc <text:s text:c="2"/>57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50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50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40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3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7.88" calcext:value-type="float">
            <text:p>47.88</text:p>
          </table:table-cell>
          <table:table-cell table:style-name="ce5" office:value-type="string" calcext:value-type="string">
            <text:p>dt.wpm_c 58.1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dc <text:s text:c="2"/>5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54.3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te <text:s text:c="2"/>51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47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3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t.sdc <text:s text:c="2"/>51.22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wpm_c 45.3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39.17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32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22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1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0.08" calcext:value-type="float">
            <text:p>30.08</text:p>
          </table:table-cell>
          <table:table-cell table:style-name="ce5" office:value-type="string" calcext:value-type="string">
            <text:p>dt.sdc <text:s text:c="2"/>51.6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te <text:s text:c="2"/>4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wpm_c 41.4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30.0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25.4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12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dt.ste <text:s text:c="2"/>46.25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wpm_c 36.02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dc <text:s text:c="2"/>27.92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19.25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12.71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12.1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9.31" calcext:value-type="float">
            <text:p>19.31</text:p>
          </table:table-cell>
          <table:table-cell table:style-name="ce5" office:value-type="string" calcext:value-type="string">
            <text:p>dt.ste <text:s text:c="2"/>47.06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wpm_c 39.1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dc <text:s text:c="2"/>30.6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19.3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9.13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8.65 <text:s/>% winrat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xforto00test</text:p>
          </table:table-cell>
          <table:table-cell office:value-type="string" calcext:value-type="string">
            <text:p>7.11.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3.5" calcext:value-type="float">
            <text:p>53.5</text:p>
          </table:table-cell>
          <table:table-cell table:style-name="ce14" office:value-type="string" calcext:value-type="string">
            <text:p>dt.wpm_c <text:s text:c="4"/>55.00 % winrat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cikitlearn MLP</text:p>
          </table:table-cell>
          <table:table-cell/>
          <table:table-cell table:style-name="ce14" table:number-columns-repeated="3"/>
          <table:table-cell table:style-name="ce14" office:value-type="string" calcext:value-type="string">
            <text:p>xforto00test 53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sdc <text:s text:c="6"/>5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rand <text:s text:c="5"/>5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ste <text:s text:c="6"/>4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xlogin00 <text:s text:c="4"/>3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dt.sdc <text:s text:c="6"/>50.4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dt.wpm_c <text:s text:c="4"/>41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dt.ste <text:s text:c="6"/>35.8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xforto00test 34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dt.rand <text:s text:c="5"/>29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xlogin00 <text:s text:c="4"/>7.50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9.5" calcext:value-type="float">
            <text:p>19.5</text:p>
          </table:table-cell>
          <table:table-cell table:style-name="ce14" office:value-type="string" calcext:value-type="string">
            <text:p>dt.ste <text:s text:c="6"/>42.9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wpm_c <text:s text:c="4"/>37.29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sdc <text:s text:c="6"/>29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xforto00test 19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rand <text:s text:c="5"/>14.1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xlogin00 <text:s text:c="4"/>10.59 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forto00test</text:p>
          </table:table-cell>
          <table:table-cell office:value-type="string" calcext:value-type="string">
            <text:p>16.11.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string" calcext:value-type="string">
            <text:p>xforto00test 56.00 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orch LR</text:p>
          </table:table-cell>
          <table:table-cell/>
          <table:table-cell table:style-name="ce18" table:number-columns-repeated="3"/>
          <table:table-cell table:style-name="ce18" office:value-type="string" calcext:value-type="string">
            <text:p>dt.wpm_c <text:s text:c="4"/>5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sdc <text:s text:c="6"/>5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rand <text:s text:c="5"/>5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ste <text:s text:c="6"/>4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xlogin00 <text:s text:c="4"/>2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31.33" calcext:value-type="float">
            <text:p>31.33</text:p>
          </table:table-cell>
          <table:table-cell table:style-name="ce19" office:value-type="string" calcext:value-type="string">
            <text:p>dt.sdc <text:s text:c="6"/>48.7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dt.ste <text:s text:c="6"/>4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dt.wpm_c <text:s text:c="4"/>37.6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xforto00test 31.3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dt.rand <text:s text:c="5"/>24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Xlogin00 <text:s text:c="4"/>13.3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dt.ste <text:s text:c="6"/>44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wpm_c <text:s text:c="4"/>36.86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sdc <text:s text:c="6"/>30.8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xforto00test 22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xlogin00 <text:s text:c="4"/>11.44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rand <text:s text:c="5"/>6.85 <text:s/>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forto00test</text:p>
          </table:table-cell>
          <table:table-cell office:value-type="string" calcext:value-type="string">
            <text:p>22.12.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1.25" calcext:value-type="float">
            <text:p>21.25</text:p>
          </table:table-cell>
          <table:table-cell table:style-name="Default" office:value-type="string" calcext:value-type="string">
            <text:p>dt.ste <text:s text:c="6"/>45.83 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orch LR 0.4</text:p>
          </table:table-cell>
          <table:table-cell/>
          <table:table-cell table:style-name="Default" table:number-columns-repeated="3"/>
          <table:table-cell table:style-name="Default" office:value-type="string" calcext:value-type="string">
            <text:p>dt.wpm_c <text:s text:c="4"/>39.8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dt.sdc <text:s text:c="6"/>27.9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xforto00test 21.2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dt.rand <text:s text:c="5"/>9.27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xlogin00 <text:s text:c="4"/>8.90 <text:s/>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forto00test</text:p>
          </table:table-cell>
          <table:table-cell office:value-type="string" calcext:value-type="string">
            <text:p>22.12.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35.25" calcext:value-type="float">
            <text:p>35.25</text:p>
          </table:table-cell>
          <table:table-cell table:style-name="ce22" office:value-type="string" calcext:value-type="string">
            <text:p>dt.ste <text:s text:c="6"/>35.42 % winrat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orch LR 0.5</text:p>
          </table:table-cell>
          <table:table-cell/>
          <table:table-cell table:style-name="ce22" table:number-columns-repeated="3"/>
          <table:table-cell table:style-name="ce22" office:value-type="string" calcext:value-type="string">
            <text:p>xforto00test 35.2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2" table:number-columns-repeated="3"/>
          <table:table-cell table:style-name="ce22" office:value-type="string" calcext:value-type="string">
            <text:p>dt.wpm_c <text:s text:c="4"/>33.05 % winrate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2" table:number-columns-repeated="3"/>
          <table:table-cell table:style-name="ce22" office:value-type="string" calcext:value-type="string">
            <text:p>dt.sdc <text:s text:c="6"/>28.7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2" table:number-columns-repeated="3"/>
          <table:table-cell table:style-name="ce22" office:value-type="string" calcext:value-type="string">
            <text:p>dt.rand <text:s text:c="5"/>6.05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2" table:number-columns-repeated="3"/>
          <table:table-cell table:style-name="ce22" office:value-type="string" calcext:value-type="string">
            <text:p>xlogin00 <text:s text:c="4"/>5.08 <text:s/>% winra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21:20:48.706058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22:22:43.404010643</meta:creation-date>
    <dc:date>2020-12-22T22:18:45.714729944</dc:date>
    <meta:editing-duration>PT5H57M17S</meta:editing-duration>
    <meta:editing-cycles>11</meta:editing-cycles>
    <meta:generator>LibreOffice/6.0.7.3$Linux_X86_64 LibreOffice_project/00m0$Build-3</meta:generator>
    <meta:document-statistic meta:table-count="1" meta:cell-count="175" meta:object-count="0"/>
  </office:meta>
</office:document-meta>
</file>